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H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GRADE</text:p>
          </table:table-cell>
          <table:table-cell table:formula="of:=90/100" office:value-type="float" office:value="0.9" calcext:value-type="float">
            <text:p>0.9</text:p>
          </table:table-cell>
          <table:table-cell table:formula="of:=90/100" office:value-type="float" office:value="0.9" calcext:value-type="float">
            <text:p>0.9</text:p>
          </table:table-cell>
          <table:table-cell table:number-columns-repeated="3"/>
          <table:table-cell table:formula="of:=(SUM([.B2:.F2])/2)*40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XA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DE</text:p>
          </table:table-cell>
          <table:table-cell table:formula="of:=79/100" office:value-type="float" office:value="0.79" calcext:value-type="float">
            <text:p>0.79</text:p>
          </table:table-cell>
          <table:table-cell table:number-columns-repeated="4"/>
          <table:table-cell table:formula="of:=[.B4]*20*2" office:value-type="float" office:value="31.6" calcext:value-type="float">
            <text:p>31.6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E</text:p>
          </table:table-cell>
          <table:table-cell table:formula="of:=90/100" office:value-type="float" office:value="0.9" calcext:value-type="float">
            <text:p>0.9</text:p>
          </table:table-cell>
          <table:table-cell table:number-columns-repeated="4"/>
          <table:table-cell table:formula="of:=[.B6]*20" office:value-type="float" office:value="18" calcext:value-type="float">
            <text:p>1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5"/>
          <table:table-cell table:formula="of:=SUM([.G6];[.G4];[.G2])" office:value-type="float" office:value="85.6" calcext:value-type="float">
            <text:p>85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2:21:41.050171050</meta:creation-date>
    <dc:date>2017-03-21T12:27:14.420429481</dc:date>
    <meta:editing-duration>PT5M34S</meta:editing-duration>
    <meta:editing-cycles>1</meta:editing-cycles>
    <meta:document-statistic meta:table-count="1" meta:cell-count="24" meta:object-count="0"/>
    <meta:generator>LibreOffice/5.1.6.2$Linux_X86_64 LibreOffice_project/10m0$Build-2</meta:generator>
  </office:meta>
</office:document-meta>
</file>